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OpenSymbol" svg:font-family="OpenSymbol"/>
    <style:font-face style:name="Georgia" svg:font-family="Georgia" style:font-family-generic="roman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as-char" svg:width="9.021cm" svg:height="1.6cm" draw:z-index="0"><draw:image xlink:href="http://documentcloud.github.com/backbone/docs/images/backbone.png" xlink:type="simple" xlink:show="embed" xlink:actuate="onLoad"/></draw:frame> <text:span text:style-name="T3">(0.9.2)</text:span></text:h>
      <text:p text:style-name="Standard">+ active community &amp; widely used</text:p>
      <text:p text:style-name="Standard">+ mature (initial commit: Sep 30, 2010)</text:p>
      <text:p text:style-name="Standard">+ good documentation &amp; many great tutorials</text:p>
      <text:p text:style-name="Standard">+ lightweight (6kB)</text:p>
      <text:p text:style-name="Standard">- rather barebone, lacking functionality and conventions for larger JS apps</text:p>
      <text:p text:style-name="Standard">- rather verbose to bootstrap</text:p>
      <text:p text:style-name="Standard">- lacks view bindings</text:p>
      <text:p text:style-name="Standard"/>
      <text:list xml:id="list1237502346" text:style-name="L1">
        <text:list-item>
          <text:p text:style-name="P4">can use either jQuery or Zepto for interaction with the DOM</text:p>
        </text:list-item>
        <text:list-item>
          <text:p text:style-name="P4">requires Underscore.js</text:p>
        </text:list-item>
      </text:list>
      <text:p text:style-name="Standard"/>
      <text:h text:style-name="Heading_20_2" text:outline-level="2">Resources</text:h>
      <text:p text:style-name="P2">www.backbonejs.org</text:p>
      <text:p text:style-name="P2"/>
      <text:p text:style-name="P2">Annotated source</text:p>
      <text:p text:style-name="P2"><text:span text:style-name="T2">http://backbonejs.org/docs/backbone.html)</text:span></text:p>
      <text:p text:style-name="P2"/>
      <text:p text:style-name="P2">Free ebook</text:p>
      <text:p text:style-name="Standard">Osmani, Addy. <text:span text:style-name="T1">Developing Backbone.js Applications</text:span><text:span text:style-name="T4"> (work in progress)</text:span>. &lt;https://github.com/addyosmani/backbone-fundamentals&gt;.</text:p>
      <text:p text:style-name="Standard"/>
      <text:p text:style-name="P2">3-part Peepcode screencast series</text:p>
      <text:p text:style-name="P3">&lt;https://peepcode.com/products/backbone-js&gt;</text:p>
      <text:p text:style-name="P2"/>
      <text:p text:style-name="P2">Backbone Architecture Libraries</text:p>
      <text:p text:style-name="Standard"><text:span text:style-name="T2">Schäfer, Mathias. 2012-05-10. "Application frameworks on top of Backbone.js. </text:span>A birds-eye view of the similarities of Chaplin, Marionette and Thorax/Lumbar<text:span text:style-name="T2">". &lt;https://speakerdeck.com/u/molily/p/application-frameworks-on-top-of-backbonejs-talk-at-appsberlinjs&gt;</text:span></text:p>
      <text:p text:style-name="P2"/>
      <text:p text:style-name="P2">Other Javascript MVCs</text:p>
      <text:p text:style-name="Standard"><text:span text:style-name="T2">Osmani, Addy. 2012-07-27. "</text:span>Journey Through The JavaScript MVC Jungle".</text:p>
      <text:p text:style-name="P3"><text:span text:style-name="T2">&lt;http://coding.smashingmagazine.com/2012/07/27/journey-through-the-javascript-mvc-jungle&gt;</text:span></text:p>
      <text:h text:style-name="Heading_20_1" text:outline-level="1">Appendix</text:h>
      <text:h text:style-name="Heading_20_2" text:outline-level="2">Installation</text:h>
      <text:p text:style-name="Standard">Gemfile</text:p>
      <text:p text:style-name="Standard">gem 'rails-backbone' <text:s text:c="2"/># github.com/codebrew/backbone-rails</text:p>
      <text:p text:style-name="Standard">group :assets do</text:p>
      <text:p text:style-name="Standard"><text:s text:c="2"/>gem 'haml_coffee_assets' <text:s text:c="2"/># github.com/netzpirat/haml_coffee_assets</text:p>
      <text:p text:style-name="Standard">end</text:p>
      <text:p text:style-name="Standard"/>
      <text:p text:style-name="Standard">optional:</text:p>
      <text:p text:style-name="Standard"><text:soft-page-break/>rabl (github.com/nesquena/rabl; railscasts.com/episodes/322-rabl)</text:p>
      <text:p text:style-name="Standard">gon (github.com/gazay/gon; railscasts.com/episodes/324-passing-data-to-javascrip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/>
    <style:font-face style:name="OpenSymbol" svg:font-family="OpenSymbol"/>
    <style:font-face style:name="Georgia" svg:font-family="Georgia" style:font-family-generic="roman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 Neue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Georgi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Georgi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23:44:55</meta:creation-date>
    <dc:date>2012-09-06T02:15:58</dc:date>
    <meta:editing-duration>PT2H30M35S</meta:editing-duration>
    <meta:editing-cycles>27</meta:editing-cycles>
    <meta:generator>LibreOffice/3.4$Unix LibreOffice_project/340m1$Build-302</meta:generator>
    <meta:document-statistic meta:table-count="0" meta:image-count="1" meta:object-count="0" meta:page-count="2" meta:paragraph-count="33" meta:word-count="137" meta:character-count="1442" meta:non-whitespace-character-count="1330"/>
  </office:meta>
</office:document-meta>
</file>